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2dba" officeooo:paragraph-rsid="000d2dba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14pt" fo:font-weight="bold" officeooo:rsid="000d2dba" officeooo:paragraph-rsid="000d2db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d2dba" officeooo:paragraph-rsid="000d2dba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line-height="100%" fo:text-align="start" style:justify-single-word="false"/>
      <style:text-properties fo:font-size="14pt" fo:font-weight="normal" officeooo:rsid="000d2dba" officeooo:paragraph-rsid="000d2dba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line-height="100%" fo:text-align="start" style:justify-single-word="false"/>
      <style:text-properties fo:font-size="14pt" fo:font-weight="normal" officeooo:rsid="000eb444" officeooo:paragraph-rsid="000eb444" style:font-size-asian="14pt" style:font-weight-asian="normal" style:font-size-complex="14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eb444" style:font-size-asian="10.5pt" style:font-size-complex="12pt"/>
    </style:style>
    <style:style style:name="T3" style:family="text">
      <style:text-properties fo:font-size="12pt" officeooo:rsid="000ee756" style:font-size-asian="10.5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thfields Website Content Detail</text:p>
      <text:p text:style-name="P2"/>
      <text:list text:style-name="L1">
        <text:list-item>
          <text:p text:style-name="P4">Contact Us – <text:span text:style-name="T1">setup an email address – contact form and submit btn</text:span></text:p>
        </text:list-item>
        <text:list-item>
          <text:p text:style-name="P4"><text:span text:style-name="T1">About Us – Photograph of me – My name. What is this website for? It is <text:s/>my hope that this website serves to help the people of Southfields by connecting us all to the local information and services we all use in our daily routines. </text:span><text:span text:style-name="T2">We have a wealth of services either here in Southfields or no further than the Weston Favell Centre away, that can be of use to all residents.</text:span></text:p>
        </text:list-item>
        <text:list-item>
          <text:p text:style-name="P5"><text:span text:style-name="T1">Community Centre Groups and Events </text:span><text:span text:style-name="T3">Community Spaces Northampton handle bookings etc: <text:s/></text:span><text:a xlink:type="simple" xlink:href="https://communityspacesnn.org/venues/southfields-community-centre/" text:style-name="Internet_20_link" text:visited-style-name="Visited_20_Internet_20_Link"><text:span text:style-name="T3">https://communityspacesnn.org/venues/southfields-community-centre/</text:span></text:a><text:span text:style-name="T3"> .We need to find out what is going on presently and joining spaces etc.</text:span></text:p>
        </text:list-item>
        <text:list-item>
          <text:p text:style-name="P5"><text:span text:style-name="T3"/></text:p>
          <text:p text:style-name="P5"><text:span text:style-name="T3"/></text:p>
        </text:list-item>
      </text:list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0:12:50.934555068</meta:creation-date>
    <dc:date>2024-06-28T10:43:15.471392139</dc:date>
    <meta:editing-duration>PT8M11S</meta:editing-duration>
    <meta:editing-cycles>1</meta:editing-cycles>
    <meta:document-statistic meta:table-count="0" meta:image-count="0" meta:object-count="0" meta:page-count="1" meta:paragraph-count="5" meta:word-count="115" meta:character-count="705" meta:non-whitespace-character-count="592"/>
    <meta:generator>LibreOffice/24.2.3.2$Linux_X86_64 LibreOffice_project/420$Build-2</meta:generator>
  </office:meta>
</office:document-meta>
</file>